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4pt" fo:font-weight="bold" officeooo:rsid="004f5a2c" officeooo:paragraph-rsid="004be270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ans" fo:font-size="14pt" fo:font-weight="bold" officeooo:rsid="004be270" officeooo:paragraph-rsid="004be270" style:font-size-asian="14pt" style:font-weight-asian="bold" style:font-size-complex="14pt" style:font-weight-complex="bold"/>
    </style:style>
    <style:style style:name="P3" style:family="paragraph" style:parent-style-name="Text_20_body">
      <style:text-properties officeooo:paragraph-rsid="004f5a2c"/>
    </style:style>
    <style:style style:name="P4" style:family="paragraph" style:parent-style-name="Standard">
      <style:text-properties style:font-name="Liberation Serif" fo:font-size="12pt" officeooo:paragraph-rsid="004f5a2c" style:font-size-asian="12pt" style:font-size-complex="12pt"/>
    </style:style>
    <style:style style:name="P5" style:family="paragraph" style:parent-style-name="Standard">
      <style:text-properties fo:color="#000000" loext:opacity="100%" style:font-name="Liberation Serif" fo:font-size="12pt" officeooo:paragraph-rsid="004f5a2c" fo:background-color="#ffffff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50c512" style:font-size-asian="12pt" style:font-size-complex="12pt"/>
    </style:style>
    <style:style style:name="P7" style:family="paragraph" style:parent-style-name="Standard">
      <style:text-properties fo:color="#000000" loext:opacity="100%" style:font-name="Liberation Serif" fo:font-size="12pt" officeooo:paragraph-rsid="0050c512" fo:background-color="#ffffff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4be270" officeooo:paragraph-rsid="0050c512" style:font-size-asian="12pt" style:font-size-complex="12pt"/>
    </style:style>
    <style:style style:name="T1" style:family="text">
      <style:text-properties officeooo:rsid="004f5a2c"/>
    </style:style>
    <style:style style:name="T2" style:family="text">
      <style:text-properties officeooo:rsid="005238e8"/>
    </style:style>
    <style:style style:name="T3" style:family="text">
      <style:text-properties fo:color="#000000" loext:opacity="100%" style:font-name="Liberation Serif" fo:font-size="12pt" officeooo:rsid="004f5a2c" fo:background-color="#ffffff" loext:char-shading-value="0" style:font-size-asian="12pt" style:font-size-complex="12pt"/>
    </style:style>
    <style:style style:name="T4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5" style:family="text">
      <style:text-properties fo:color="#000000" loext:opacity="100%" fo:background-color="#ffffff" loext:char-shading-value="0"/>
    </style:style>
    <style:style style:name="T6" style:family="text">
      <style:text-properties fo:color="#000000" loext:opacity="100%" officeooo:rsid="004f5a2c" fo:background-color="#ffffff" loext:char-shading-value="0"/>
    </style:style>
    <style:style style:name="T7" style:family="text">
      <style:text-properties fo:color="#000000" loext:opacity="100%" officeooo:rsid="0050c512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Box Viewer Crash Notes</text:p>
      <text:p text:style-name="P2"/>
      <text:p text:style-name="P3">While MBox Viewer is tested extensively, <text:span text:style-name="T1">rare crash may happen. Standard mboxview.exe executable in the installation root folder doesn’t handle </text:span><text:span text:style-name="T2">execution </text:span><text:span text:style-name="T1">exceptions. In case the mboxview.exe crashed, user need to rerun the problem case by running the mboxview.exe located under the </text:span><text:span text:style-name="T3">ReleasePlusStackTrace sub-folder.</text:span></text:p>
      <text:p text:style-name="P4" loext:marker-style-name="T4"><text:span text:style-name="T5">The mbox</text:span><text:span text:style-name="T6">view.exe</text:span><text:span text:style-name="T5"> under the ReleasePlusStackTrace directory was enhanced to catch execution exceptions and dump the stack trace and optionally </text:span><text:span text:style-name="T6">dump </text:span><text:span text:style-name="T5">the suspect raw mail data to the text files.</text:span></text:p>
      <text:p text:style-name="P5" loext:marker-style-name="T4"><text:span text:style-name="T3"/></text:p>
      <text:p text:style-name="P6" loext:marker-style-name="T4"><text:span text:style-name="T5">In case the standard mbox viewer crashes, please change the directory to the ReleasePlusStackTrace directory and re-run the mbox viewer.</text:span></text:p>
      <text:p text:style-name="P7" loext:marker-style-name="T4"/>
      <text:p text:style-name="P6" loext:marker-style-name="T4"><text:span text:style-name="T5">If the mbox viewer in ReleasePlusStackTrace directory crashes, it will generate one of two text files that can help to diagnose the problem:</text:span></text:p>
      <text:p text:style-name="P7" loext:marker-style-name="T4"/>
      <text:p text:style-name="P6" loext:marker-style-name="T4"><text:span text:style-name="T5">mboxview_UnhandledException_StackDump.txt</text:span></text:p>
      <text:p text:style-name="P6" loext:marker-style-name="T4"><text:span text:style-name="T5">mboxview_UnhandledException_MailDump.txt</text:span></text:p>
      <text:p text:style-name="P7" loext:marker-style-name="T4"/>
      <text:p text:style-name="P6" loext:marker-style-name="T4"><text:span text:style-name="T5">Please raise the ticket on the sourceforge or github and attach the generated files.</text:span></text:p>
      <text:p text:style-name="P7" loext:marker-style-name="T4"/>
      <text:p text:style-name="P6" loext:marker-style-name="T4"><text:span text:style-name="T5">The mboxview_UnhandledException_MailDump.txt file should contain two raw user mails so please review these files to make sure they don't contain sensitive information.</text:span></text:p>
      <text:p text:style-name="P7" loext:marker-style-name="T4"/>
      <text:p text:style-name="P6" loext:marker-style-name="T4"><text:span text:style-name="T5">https://sourceforge.net/projects/mbox-viewer/</text:span></text:p>
      <text:p text:style-name="P6" loext:marker-style-name="T4"><text:span text:style-name="T5">https://github.com/eneam/mboxviewer</text:span></text:p>
      <text:p text:style-name="P7" loext:marker-style-name="T4"/>
      <text:p text:style-name="P6" loext:marker-style-name="T4"><text:span text:style-name="T7">NOTE: </text:span><text:span text:style-name="T5">Performance of both versions of the mboxview.</text:span><text:span text:style-name="T7">exe</text:span><text:span text:style-name="T5"> is basically identical. </text:span><text:span text:style-name="T7">However, t</text:span><text:span text:style-name="T5">he mbox viewer under the ReleasePlusStackTrace directory should be run only to help to resolve crash of the mbox viewer under the main directory.</text:span></text:p>
      <text:p text:style-name="P7" loext:marker-style-name="T4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date>2025-06-12T21:51:40.428000000</dc:date>
    <meta:editing-duration>PT3H41M50S</meta:editing-duration>
    <meta:editing-cycles>43</meta:editing-cycles>
    <meta:document-statistic meta:table-count="0" meta:image-count="0" meta:object-count="0" meta:page-count="1" meta:paragraph-count="12" meta:word-count="195" meta:character-count="1451" meta:non-whitespace-character-count="1268"/>
  </office:meta>
</office:document-meta>
</file>